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3.19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QuestNPC</text:p>
            <text:p>Coords</text:p>
          </table:table-cell>
          <table:table-cell table:style-name="ce1" office:value-type="string">
            <text:p>MapID/locInVec</text:p>
            <text:p>/NameID</text:p>
          </table:table-cell>
          <table:table-cell table:style-name="ce1" office:value-type="string">
            <text:p>TextID's</text:p>
          </table:table-cell>
        </table:table-row>
        <table:table-row table:style-name="ro3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prelude_theme.wav</text:p>
          </table:table-cell>
          <table:table-cell table:number-columns-repeated="3" office:value-type="string">
            <text:p>N/A</text:p>
          </table:table-cell>
        </table:table-row>
        <table:table-row table:style-name="ro5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6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  <text:p>38, 65</text:p>
            <text:p>38, 66</text:p>
            <text:p>38, 67</text:p>
            <text:p>38,68</text:p>
          </table:table-cell>
          <table:table-cell office:value-type="string">
            <text:p>26,52</text:p>
            <text:p>18,1</text:p>
            <text:p>19,1</text:p>
            <text:p>1,33</text:p>
            <text:p>1,34</text:p>
            <text:p>1,35</text:p>
            <text:p>1,35</text:p>
          </table:table-cell>
          <table:table-cell office:value-type="string">
            <text:p>5</text:p>
            <text:p>7</text:p>
            <text:p>7</text:p>
            <text:p>8</text:p>
            <text:p>8</text:p>
            <text:p>8</text:p>
            <text:p>8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NPC1)29,31</text:p>
            <text:p>(Armor)30, 119</text:p>
          </table:table-cell>
          <table:table-cell office:value-type="string">
            <text:p>6,0,1</text:p>
            <text:p>6,?,?</text:p>
            <text:p>6,?,?</text:p>
            <text:p>6,2,1</text:p>
            <text:p>6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 office:value-type="string">
            <text:p>18, 68</text:p>
          </table:table-cell>
          <table:table-cell office:value-type="string">
            <text:p>6,0,1</text:p>
          </table:table-cell>
          <table:table-cell office:value-type="string">
            <text:p>1,2,3,4</text:p>
          </table:table-cell>
        </table:table-row>
        <table:table-row table:style-name="ro7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0,1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N/A</text:p>
            <text:p>?,?,?</text:p>
          </table:table-cell>
          <table:table-cell office:value-type="string">
            <text:p>1</text:p>
            <text:p>3</text:p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7">
          <table:table-cell office:value-type="string">
            <text:p>finalIsland</text:p>
          </table:table-cell>
          <table:table-cell office:value-type="float" office:value="8">
            <text:p>8</text:p>
          </table:table-cell>
          <table:table-cell office:value-type="string">
            <text:p>Kraken's Nest</text:p>
          </table:table-cell>
          <table:table-cell office:value-type="boolean" office:boolean-value="false">
            <text:p>FALSE</text:p>
          </table:table-cell>
          <table:table-cell office:value-type="string">
            <text:p>0, 33</text:p>
            <text:p>0, 34</text:p>
            <text:p>0, 35</text:p>
          </table:table-cell>
          <table:table-cell office:value-type="string">
            <text:p>38. 66</text:p>
            <text:p>38, 66</text:p>
            <text:p>38, 67</text:p>
          </table:table-cell>
          <table:table-cell office:value-type="string">
            <text:p>6</text:p>
            <text:p>6</text:p>
            <text:p>6</text:p>
          </table:table-cell>
          <table:table-cell office:value-type="string">
            <text:p>1, 34</text:p>
          </table:table-cell>
          <table:table-cell office:value-type="float" office:value="6">
            <text:p>6</text:p>
          </table:table-cell>
          <table:table-cell office:value-type="string">
            <text:p>-1, -1</text:p>
          </table:table-cell>
          <table:table-cell office:value-type="string">
            <text:p>8,0,1</text:p>
          </table:table-cell>
          <table:table-cell table:number-columns-repeated="4" office:value-type="string">
            <text:p>N/A</text:p>
          </table:table-cell>
          <table:table-cell office:value-type="string">
            <text:p>12, 34</text:p>
          </table:table-cell>
          <table:table-cell office:value-type="float" office:value="0">
            <text:p>0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office:value-type="string">
            <text:p>final_area_theme.wav</text:p>
          </table:table-cell>
          <table:table-cell table:number-columns-repeated="3" office:value-type="string">
            <text:p>N/A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2019-04-05</text:date>, <text:time>09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05T09:09:17.03</dc:date>
    <meta:editing-duration>PT5H3M8S</meta:editing-duration>
    <meta:editing-cycles>22</meta:editing-cycles>
    <meta:generator>OpenOffice/4.1.6$Win32 OpenOffice.org_project/416m1$Build-9790</meta:generator>
    <dc:creator>Scott Vander Pryt</dc:creator>
    <meta:document-statistic meta:table-count="3" meta:cell-count="207" meta:object-count="0"/>
  </office:meta>
</office:document-meta>
</file>